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ff5cc" officeooo:paragraph-rsid="000ff5cc"/>
    </style:style>
    <style:style style:name="P2" style:family="paragraph" style:parent-style-name="Standard">
      <style:paragraph-properties style:writing-mode="lr-tb"/>
      <style:text-properties fo:color="#c9211e" loext:opacity="100%" officeooo:rsid="000ff5cc" officeooo:paragraph-rsid="000ff5cc"/>
    </style:style>
    <style:style style:name="P3" style:family="paragraph" style:parent-style-name="Standard">
      <style:text-properties fo:color="#c9211e" loext:opacity="100%" officeooo:rsid="0011c7dd" officeooo:paragraph-rsid="0011c7dd"/>
    </style:style>
    <style:style style:name="P4" style:family="paragraph" style:parent-style-name="Standard">
      <style:paragraph-properties style:writing-mode="lr-tb"/>
      <style:text-properties fo:color="#c9211e" loext:opacity="100%" officeooo:rsid="0011c7dd" officeooo:paragraph-rsid="0011c7dd"/>
    </style:style>
    <style:style style:name="P5" style:family="paragraph" style:parent-style-name="Heading_20_1"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officeooo:rsid="001217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hapter 17 Review</text:h>
      <text:p text:style-name="Standard"/>
      <text:p text:style-name="Standard">[1] What is the default meaning of copying for class objects?</text:p>
      <text:p text:style-name="P2">The default meaning is memberwise copying (shallow copy) – each member of the source object is copied to the corresponding member of the destination object using the copy operation for that member’s type</text:p>
      <text:p text:style-name="Standard">[2] When is the default meaning of copying of class objects appropriate? Inappropriate?</text:p>
      <text:p text:style-name="P1">Appropriate: when the class contains only simple data members (no pointers, no resource management)</text:p>
      <text:p text:style-name="P1">Inappropriate: when the <text:s/>class manages resources like dynamic memory, file handles, or network connections – this leads to double deletion and resource management issues</text:p>
      <text:p text:style-name="Standard">[3] What is a copy constructor?</text:p>
      <text:p text:style-name="P1">A constructor that creates a new object as a copy of an existing object.</text:p>
      <text:p text:style-name="P1">Signature: ClassName(const ClassName&amp; other). It’s called when an object is initialized with another object of the same type.</text:p>
      <text:p text:style-name="Standard">[4] What is a copy assignment?</text:p>
      <text:p text:style-name="P1">An assignment operator that copies the contents of one existing object to another existing object. Signature: ClassName&amp; operator=(const ClassName&amp; other). It’s called when using the assignment operator on existing objects).</text:p>
      <text:p text:style-name="Standard">[5] What is a move constructor?</text:p>
      <text:p text:style-name="P1"><text:soft-page-break/>A constructor that transfers resources from a temporary or explicitly moved object to a new object. </text:p>
      <text:p text:style-name="P1">Signature: ClassName(ClassName&amp;&amp; other). It’s more efficient than copying because it “steals” resources rather than duplicating them</text:p>
      <text:p text:style-name="Standard">[6] What is a move assignment?</text:p>
      <text:p text:style-name="P1">An assignment operator that transfers resources from a temporary or explicitly moved object to an existing object. </text:p>
      <text:p text:style-name="P1">Signature: ClassNa<text:span text:style-name="T2">m</text:span>e&amp; operator=(ClassName&amp;&amp; other).</text:p>
      <text:p text:style-name="Standard">[7] What is a default constructor?</text:p>
      <text:p text:style-name="P1">A constructor that can be called with no arguments, either because it has no parameters or because all parameters have default values</text:p>
      <text:p text:style-name="P2">Signature: ClassName() or ClassName(int x = 0)</text:p>
      <text:p text:style-name="Standard">[8] What is the difference between a copy constructor and a move constructor?</text:p>
      <text:p text:style-name="P1">Copy constructor duplicates resources (expensive), while move constructor transfers ownership of resources (cheap). Move constructor takes an rvalue reference (&amp;&amp;) and leaves the source object in a valid but unspecified state.</text:p>
      <text:p text:style-name="Standard">[9] What is the difference between a copy constructor and a copy assignment?</text:p>
      <text:p text:style-name="P3">Copy constructor creates a new object, while copy assignment modifies an existing object. Copy constructor is called during initialization, copy assignment is called with the = operator on existing objects.</text:p>
      <text:p text:style-name="Standard">[10] What is shallow copy? What is deep copy?</text:p>
      <text:p text:style-name="P3">Shallow copy: copies pointer values but not the data they point to (multiple objects share the same memory)</text:p>
      <text:p text:style-name="P3"><text:soft-page-break/>Deep copy: copies both the pointer and the data it points to (each object has its own copy of the data) </text:p>
      <text:p text:style-name="Standard">[11] How does the copy of a vector compare to its source?</text:p>
      <text:p text:style-name="P3">The copy is independent of the source – they have separate memory allocations. The copy has the same elements but in different memory locations. Changes to one don’t affect the other.</text:p>
      <text:p text:style-name="Standard">[12] What is the point of copy <text:span text:style-name="T1">elision</text:span>?</text:p>
      <text:p text:style-name="P3">Copy elision is a compiler optimization that eliminates unnecessary copy/move operations, improving performance by constructing objects directly in their final location rather than creating temporaries</text:p>
      <text:p text:style-name="Standard">[13] What are the essential operations for a class?</text:p>
      <text:p text:style-name="P3">The “Big Five”: destructor, copy, constructor, copy assignment, move constructor, and move assignment. Plus default constructor if needed.</text:p>
      <text:p text:style-name="Standard">[14] What is an explicit constructor?</text:p>
      <text:p text:style-name="P3">A constructor marked with the explicit keyword that prevents implicit type conversions. It can only be called with direct initialization, not with assignment-style initialization</text:p>
      <text:p text:style-name="Standard">[15] When would you prefer a constructor not to be explicit?</text:p>
      <text:p text:style-name="P3">When you want to allow implicit conversions that make <text:span text:style-name="T2">sense</text:span>, like string s = “hello” or mathematical types where Complex c = 5.0 is intuitive</text:p>
      <text:p text:style-name="Standard">[16] How do you define traversal for a container?</text:p>
      <text:p text:style-name="P3">By providing iterators (begin() and end() functions) that allow standard algorithms and range-based for loops to work with your container</text:p>
      <text:p text:style-name="Standard">[17] What operations may be invoked implicitly for a class object?</text:p>
      <text:p text:style-name="P3"><text:soft-page-break/>Default constructor, copy constructor, copy assignment, move constructor, move assignment, destructor, and type conversion operators.</text:p>
      <text:p text:style-name="Standard">[18] What operators are often user-defined?</text:p>
      <text:p text:style-name="P3">Assignment (=), arithmetic (+,-,*,/), comparison (==, !=, &lt;, &gt;), stream operators (&lt;&lt;, &gt;&gt;), subscript ([]), and dereference()</text:p>
      <text:p text:style-name="Standard">[19] What is the rule of zero?</text:p>
      <text:p text:style-name="P3">If a class doesn’t directly manage resources, don’t define any of the special member functions – let the compiler generate them automatically</text:p>
      <text:p text:style-name="Standard">[20] What is the rule of all?</text:p>
      <text:p text:style-name="P3">If you need to define any of the destructor, copy constructor, or copy assignment operator, you probably need to define all of them (and usually the move operations too)</text:p>
      <text:p text:style-name="Standard">[21] Why don’t we just always define a vector with a large enough size for all eventualities?</text:p>
      <text:p text:style-name="P3">Memory waste, performance overhead (intializing unused elements), and we often don’t know the required size in advance. Dynamic growth is more efficient</text:p>
      <text:p text:style-name="Standard">[22] Which vector operations can change the size of a vector after construction?</text:p>
      <text:p text:style-name="P3">push_back(), pop_back(), insert(), erase(), resize(), clear(), assign(), and emplace_back()</text:p>
      <text:p text:style-name="Standard">[23] What is the difference between reserve() and resize()?</text:p>
      <text:p text:style-name="P3">Reserve() changes capacity (allocated memory) but not size; resize() changes the actual size of the vector, potentially adding or removing elements</text:p>
      <text:p text:style-name="Standard"><text:soft-page-break/>[24] How much spare space do we allocate for a new vector?</text:p>
      <text:p text:style-name="P4">Typically the capacity doubles when more space is needed, though the exact growth factor is implementation dependent (often 1.5x to 2x)</text:p>
      <text:p text:style-name="Standard">[25] When must we copy vector elements to a new location?</text:p>
      <text:p text:style-name="P3">When the current capacity is insufficient for new elements and the vector needs to reallocate to a larger memory block</text:p>
      <text:p text:style-name="Standard">[26] What is the value of a vector after a copy?</text:p>
      <text:p text:style-name="P3">The copied vector contains the same elements as the original, but they’re stored in separate memory locations. The vectors are independ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 UI" style:font-family-complex="'Noto Sans Arabic UI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 UI" style:font-family-complex="'Noto Sans Arabic UI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Connor Crist</text:p>
        <text:p text:style-name="Header">Chapter 16 Review</text:p>
        <text:p text:style-name="Header">Intro to Comp Sci II</text:p>
        <text:p text:style-name="Header">7/13/2025</text:p>
        <text:p text:style-name="Header">David Staffor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J Stafford</meta:initial-creator>
    <meta:editing-cycles>5</meta:editing-cycles>
    <meta:creation-date>2025-03-12T18:49:00</meta:creation-date>
    <dc:date>2025-07-13T11:22:53.069287554</dc:date>
    <meta:editing-duration>PT10M10S</meta:editing-duration>
    <meta:generator>LibreOffice/7.3.7.2$Linux_X86_64 LibreOffice_project/30$Build-2</meta:generator>
    <meta:document-statistic meta:table-count="0" meta:image-count="0" meta:object-count="0" meta:page-count="5" meta:paragraph-count="64" meta:word-count="915" meta:character-count="5887" meta:non-whitespace-character-count="5028"/>
    <meta:user-defined meta:name="AppVersion">16.0000</meta:user-defined>
    <meta:user-defined meta:name="MSIP_Label_2d360780-cf75-4e00-a371-00f6922cc12d_ActionId">92d693fc-685e-41c6-9343-427fd1ecf739</meta:user-defined>
    <meta:user-defined meta:name="MSIP_Label_2d360780-cf75-4e00-a371-00f6922cc12d_ContentBits">0</meta:user-defined>
    <meta:user-defined meta:name="MSIP_Label_2d360780-cf75-4e00-a371-00f6922cc12d_Enabled">true</meta:user-defined>
    <meta:user-defined meta:name="MSIP_Label_2d360780-cf75-4e00-a371-00f6922cc12d_Method" meta:value-type="string">Standard</meta:user-defined>
    <meta:user-defined meta:name="MSIP_Label_2d360780-cf75-4e00-a371-00f6922cc12d_Name" meta:value-type="string">Non-Sensitive</meta:user-defined>
    <meta:user-defined meta:name="MSIP_Label_2d360780-cf75-4e00-a371-00f6922cc12d_SetDate" meta:value-type="string">2025-03-12T20:30:53Z</meta:user-defined>
    <meta:user-defined meta:name="MSIP_Label_2d360780-cf75-4e00-a371-00f6922cc12d_SiteId" meta:value-type="string">736a8c9e-4b36-4ec5-8a9a-60f793ff47f3</meta:user-defined>
    <meta:user-defined meta:name="MSIP_Label_2d360780-cf75-4e00-a371-00f6922cc12d_Tag" meta:value-type="string">50, 3, 0, 1</meta:user-defined>
    <meta:template xlink:type="simple" xlink:actuate="onRequest" xlink:title="Normal.dotm" xlink:href=""/>
  </office:meta>
</office:document-meta>
</file>